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E37A025A8378EB01.png" manifest:media-type="image/png"/>
  <manifest:file-entry manifest:full-path="Pictures/100000010000064000000384DE0C7ED61DC5880E.png" manifest:media-type="image/png"/>
  <manifest:file-entry manifest:full-path="Pictures/100000010000064000000384BD042C9EDAF6B88D.png" manifest:media-type="image/png"/>
  <manifest:file-entry manifest:full-path="Pictures/10000001000006400000038473DA8C01F2A4F154.png" manifest:media-type="image/png"/>
  <manifest:file-entry manifest:full-path="Pictures/1000000100000640000003840522B94A5E4BABE3.png" manifest:media-type="image/png"/>
  <manifest:file-entry manifest:full-path="Pictures/10000001000005010000027A8EA2DFE83BCAEA2B.png" manifest:media-type="image/png"/>
  <manifest:file-entry manifest:full-path="Pictures/10000001000005010000027AA2D358EF0B9722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efa" officeooo:paragraph-rsid="0009befa"/>
    </style:style>
    <style:style style:name="P2" style:family="paragraph" style:parent-style-name="Standard">
      <style:text-properties officeooo:rsid="000a5ce1" officeooo:paragraph-rsid="000a5ce1"/>
    </style:style>
    <style:style style:name="P3" style:family="paragraph" style:parent-style-name="Standard">
      <style:text-properties officeooo:paragraph-rsid="000a5ce1"/>
    </style:style>
    <style:style style:name="P4" style:family="paragraph" style:parent-style-name="Standard">
      <style:text-properties officeooo:paragraph-rsid="0009befa"/>
    </style:style>
    <style:style style:name="P5" style:family="paragraph" style:parent-style-name="Standard">
      <style:paragraph-properties fo:break-before="page"/>
      <style:text-properties officeooo:rsid="000a7b95" officeooo:paragraph-rsid="000a7b95"/>
    </style:style>
    <style:style style:name="P6" style:family="paragraph" style:parent-style-name="Standard">
      <style:text-properties officeooo:rsid="000a7b95" officeooo:paragraph-rsid="000a7b95"/>
    </style:style>
    <style:style style:name="P7" style:family="paragraph" style:parent-style-name="Standard">
      <style:text-properties officeooo:rsid="000baa2d" officeooo:paragraph-rsid="000baa2d"/>
    </style:style>
    <style:style style:name="T1" style:family="text">
      <style:text-properties officeooo:rsid="0009befa"/>
    </style:style>
    <style:style style:name="T2" style:family="text">
      <style:text-properties officeooo:rsid="000baa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LAB 2 </text:span><text:span text:style-name="T2">Experiment – Aheli 001</text:span></text:p>
      <text:p text:style-name="P1"/>
      <text:p text:style-name="P2">3.</text:p>
      <text:p text:style-name="Standard"><draw:frame draw:style-name="fr2" draw:name="Image1" text:anchor-type="char" svg:x="0.873cm" svg:y="0.24cm" svg:width="13.884cm" svg:height="7.809cm" draw:z-index="0"><draw:image xlink:href="Pictures/10000001000005010000027AA2D358EF0B9722CE.png" xlink:type="simple" xlink:show="embed" xlink:actuate="onLoad" draw:mime-type="image/png"/></draw:frame>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3" text:anchor-type="char" svg:x="0.9cm" svg:y="0.416cm" svg:width="13.899cm" svg:height="8.042cm" draw:z-index="2"><draw:image xlink:href="Pictures/10000001000005010000027A8EA2DFE83BCAEA2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x="1.005cm" svg:y="5.773cm" svg:width="13.952cm" svg:height="8.839cm" draw:z-index="1"><draw:image xlink:href="Pictures/1000000100000640000003840522B94A5E4BABE3.png" xlink:type="simple" xlink:show="embed" xlink:actuate="onLoad" draw:mime-type="image/png"/></draw:frame></text:p>
      <text:p text:style-name="P5">4.</text:p>
      <text:p text:style-name="P6"><draw:frame draw:style-name="fr2" draw:name="Image4" text:anchor-type="char" svg:x="0.185cm" svg:y="0.201cm" svg:width="17cm" svg:height="9.562cm" draw:z-index="3"><draw:image xlink:href="Pictures/10000001000006400000038473DA8C01F2A4F154.png" xlink:type="simple" xlink:show="embed" xlink:actuate="onLoad" draw:mime-type="image/png"/></draw:frame></text:p>
      <text:p text:style-name="P6"/>
      <text:p text:style-name="P7">5.</text:p>
      <text:p text:style-name="P7"><draw:frame draw:style-name="fr2" draw:name="Image5" text:anchor-type="char" svg:x="0.079cm" svg:y="0.102cm" svg:width="17cm" svg:height="9.562cm" draw:z-index="4"><draw:image xlink:href="Pictures/100000010000064000000384BD042C9EDAF6B88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6.</text:p>
      <text:p text:style-name="P7"><draw:frame draw:style-name="fr1" draw:name="Image6" text:anchor-type="char" svg:width="17cm" svg:height="9.562cm" draw:z-index="5"><draw:image xlink:href="Pictures/100000010000064000000384DE0C7ED61DC5880E.png" xlink:type="simple" xlink:show="embed" xlink:actuate="onLoad" draw:mime-type="image/png"/></draw:frame></text:p>
      <text:p text:style-name="P7"/>
      <text:p text:style-name="P7"/>
      <text:p text:style-name="P7">7.</text:p>
      <text:p text:style-name="P7"/>
      <text:p text:style-name="P7"><draw:frame draw:style-name="fr1" draw:name="Image7" text:anchor-type="char" svg:width="17cm" svg:height="9.562cm" draw:z-index="6"><draw:image xlink:href="Pictures/100000010000064000000384E37A025A8378EB0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15:17:45.714635588</meta:creation-date>
    <dc:date>2025-07-18T16:56:39.750779951</dc:date>
    <meta:editing-duration>PT8M2S</meta:editing-duration>
    <meta:editing-cycles>1</meta:editing-cycles>
    <meta:document-statistic meta:table-count="0" meta:image-count="7" meta:object-count="0" meta:page-count="3" meta:paragraph-count="6" meta:word-count="10" meta:character-count="38" meta:non-whitespace-character-count="33"/>
    <meta:generator>LibreOffice/7.3.7.2$Linux_X86_64 LibreOffice_project/30$Build-2</meta:generator>
  </office:meta>
</office:document-meta>
</file>